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5429"/>
    </style:style>
    <style:style style:name="ce4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SKODAR</text:p>
          </table:table-cell>
          <table:table-cell office:value-type="string" calcext:value-type="string">
            <text:p>Brevitas1 </text:p>
          </table:table-cell>
          <table:table-cell office:value-type="string" calcext:value-type="string">
            <text:p>Brevitas2</text:p>
          </table:table-cell>
          <table:table-cell office:value-type="string" calcext:value-type="string">
            <text:p>Brevitas3</text:p>
          </table:table-cell>
          <table:table-cell office:value-type="string" calcext:value-type="string">
            <text:p>Brevita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HAR:98.82%+-0.54%</text:p>
          </table:table-cell>
          <table:table-cell office:value-type="float" office:value="0.9551088" calcext:value-type="float">
            <text:p>0.9551088</text:p>
          </table:table-cell>
          <table:table-cell office:value-type="float" office:value="0.8489817" calcext:value-type="float">
            <text:p>0.8489817</text:p>
          </table:table-cell>
          <table:table-cell office:value-type="float" office:value="0.9511597" calcext:value-type="float">
            <text:p>0.9511597</text:p>
          </table:table-cell>
          <table:table-cell office:value-type="float" office:value="0.920765" calcext:value-type="float">
            <text:p>0.920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55988" calcext:value-type="float">
            <text:p>0.8355988</text:p>
          </table:table-cell>
          <table:table-cell office:value-type="float" office:value="0.847997" calcext:value-type="float">
            <text:p>0.847997</text:p>
          </table:table-cell>
          <table:table-cell office:value-type="float" office:value="0.8987826" calcext:value-type="float">
            <text:p>0.8987826</text:p>
          </table:table-cell>
          <table:table-cell office:value-type="float" office:value="0.8474342" calcext:value-type="float">
            <text:p>0.8474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34768" calcext:value-type="float">
            <text:p>0.9234768</text:p>
          </table:table-cell>
          <table:table-cell office:value-type="float" office:value="0.8575926" calcext:value-type="float">
            <text:p>0.8575926</text:p>
          </table:table-cell>
          <table:table-cell office:value-type="float" office:value="0.9206517" calcext:value-type="float">
            <text:p>0.9206517</text:p>
          </table:table-cell>
          <table:table-cell office:value-type="float" office:value="0.9441497" calcext:value-type="float">
            <text:p>0.9441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10156" calcext:value-type="float">
            <text:p>0.9510156</text:p>
          </table:table-cell>
          <table:table-cell office:value-type="float" office:value="0.9220627" calcext:value-type="float">
            <text:p>0.9220627</text:p>
          </table:table-cell>
          <table:table-cell office:value-type="float" office:value="0.9020931" calcext:value-type="float">
            <text:p>0.9020931</text:p>
          </table:table-cell>
          <table:table-cell office:value-type="float" office:value="0.950582" calcext:value-type="float">
            <text:p>0.950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8548" calcext:value-type="float">
            <text:p>0.8588548</text:p>
          </table:table-cell>
          <table:table-cell office:value-type="float" office:value="0.8662874" calcext:value-type="float">
            <text:p>0.8662874</text:p>
          </table:table-cell>
          <table:table-cell office:value-type="float" office:value="0.8246598" calcext:value-type="float">
            <text:p>0.8246598</text:p>
          </table:table-cell>
          <table:table-cell office:value-type="float" office:value="0.9677264" calcext:value-type="float">
            <text:p>0.9677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[.B$2:.B$6])" office:value-type="float" office:value="0.90481096" calcext:value-type="float">
            <text:p>0.90481096</text:p>
          </table:table-cell>
          <table:table-cell table:formula="of:=AVERAGE([.C$2:.C$6])" office:value-type="float" office:value="0.86858428" calcext:value-type="float">
            <text:p>0.86858428</text:p>
          </table:table-cell>
          <table:table-cell table:formula="of:=AVERAGE([.D$2:.D$6])" office:value-type="float" office:value="0.89946938" calcext:value-type="float">
            <text:p>0.89946938</text:p>
          </table:table-cell>
          <table:table-cell table:formula="of:=AVERAGE([.E$2:.E$6])" office:value-type="float" office:value="0.92613146" calcext:value-type="float">
            <text:p>0.9261314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PAMP2</text:p>
          </table:table-cell>
          <table:table-cell office:value-type="string" calcext:value-type="string">
            <text:p>Brevitas1 </text:p>
          </table:table-cell>
          <table:table-cell office:value-type="string" calcext:value-type="string">
            <text:p>Brevitas2</text:p>
          </table:table-cell>
          <table:table-cell office:value-type="string" calcext:value-type="string">
            <text:p>Brevitas3</text:p>
          </table:table-cell>
          <table:table-cell office:value-type="string" calcext:value-type="string">
            <text:p>Brevitas4</text:p>
          </table:table-cell>
          <table:table-cell office:value-type="string" calcext:value-type="string">
            <text:p>Brevitas5</text:p>
          </table:table-cell>
          <table:table-cell office:value-type="string" calcext:value-type="string">
            <text:p>Brevitas6</text:p>
          </table:table-cell>
          <table:table-cell office:value-type="string" calcext:value-type="string">
            <text:p>Brevitas7</text:p>
          </table:table-cell>
        </table:table-row>
        <table:table-row table:style-name="ro1">
          <table:table-cell office:value-type="string" calcext:value-type="string">
            <text:p>75.27%+-0.87%</text:p>
          </table:table-cell>
          <table:table-cell office:value-type="float" office:value="0.806267" calcext:value-type="float">
            <text:p>0.806267</text:p>
          </table:table-cell>
          <table:table-cell office:value-type="float" office:value="0.8629743" calcext:value-type="float">
            <text:p>0.8629743</text:p>
          </table:table-cell>
          <table:table-cell office:value-type="float" office:value="0.8458998" calcext:value-type="float">
            <text:p>0.8458998</text:p>
          </table:table-cell>
          <table:table-cell office:value-type="float" office:value="0.8377879" calcext:value-type="float">
            <text:p>0.8377879</text:p>
          </table:table-cell>
          <table:table-cell office:value-type="float" office:value="0.817193" calcext:value-type="float">
            <text:p>0.817193</text:p>
          </table:table-cell>
          <table:table-cell office:value-type="float" office:value="0.8545552" calcext:value-type="float">
            <text:p>0.8545552</text:p>
          </table:table-cell>
          <table:table-cell office:value-type="float" office:value="0.8568466" calcext:value-type="float">
            <text:p>0.8568466</text:p>
          </table:table-cell>
        </table:table-row>
        <table:table-row table:style-name="ro1">
          <table:table-cell/>
          <table:table-cell office:value-type="float" office:value="0.8522278" calcext:value-type="float">
            <text:p>0.8522278</text:p>
          </table:table-cell>
          <table:table-cell office:value-type="float" office:value="0.8645477" calcext:value-type="float">
            <text:p>0.8645477</text:p>
          </table:table-cell>
          <table:table-cell office:value-type="float" office:value="0.8067456" calcext:value-type="float">
            <text:p>0.8067456</text:p>
          </table:table-cell>
          <table:table-cell office:value-type="float" office:value="0.8699003" calcext:value-type="float">
            <text:p>0.8699003</text:p>
          </table:table-cell>
          <table:table-cell office:value-type="float" office:value="0.7619998" calcext:value-type="float">
            <text:p>0.7619998</text:p>
          </table:table-cell>
          <table:table-cell office:value-type="float" office:value="0.7899963" calcext:value-type="float">
            <text:p>0.7899963</text:p>
          </table:table-cell>
          <table:table-cell office:value-type="float" office:value="0.7959451" calcext:value-type="float">
            <text:p>0.7959451</text:p>
          </table:table-cell>
        </table:table-row>
        <table:table-row table:style-name="ro1">
          <table:table-cell/>
          <table:table-cell office:value-type="float" office:value="0.5598076" calcext:value-type="float">
            <text:p>0.5598076</text:p>
          </table:table-cell>
          <table:table-cell office:value-type="float" office:value="0.5426811" calcext:value-type="float">
            <text:p>0.5426811</text:p>
          </table:table-cell>
          <table:table-cell office:value-type="float" office:value="0.568757" calcext:value-type="float">
            <text:p>0.568757</text:p>
          </table:table-cell>
          <table:table-cell office:value-type="float" office:value="0.6391535" calcext:value-type="float">
            <text:p>0.6391535</text:p>
          </table:table-cell>
          <table:table-cell office:value-type="float" office:value="0.6274383" calcext:value-type="float">
            <text:p>0.6274383</text:p>
          </table:table-cell>
          <table:table-cell office:value-type="float" office:value="0.5211634" calcext:value-type="float">
            <text:p>0.5211634</text:p>
          </table:table-cell>
          <table:table-cell office:value-type="float" office:value="0.6217481" calcext:value-type="float">
            <text:p>0.6217481</text:p>
          </table:table-cell>
        </table:table-row>
        <table:table-row table:style-name="ro1">
          <table:table-cell/>
          <table:table-cell office:value-type="float" office:value="0.8112789" calcext:value-type="float">
            <text:p>0.8112789</text:p>
          </table:table-cell>
          <table:table-cell office:value-type="float" office:value="0.8629357" calcext:value-type="float">
            <text:p>0.8629357</text:p>
          </table:table-cell>
          <table:table-cell office:value-type="float" office:value="0.8861027" calcext:value-type="float">
            <text:p>0.8861027</text:p>
          </table:table-cell>
          <table:table-cell office:value-type="float" office:value="0.7749387" calcext:value-type="float">
            <text:p>0.7749387</text:p>
          </table:table-cell>
          <table:table-cell office:value-type="float" office:value="0.810641" calcext:value-type="float">
            <text:p>0.810641</text:p>
          </table:table-cell>
          <table:table-cell office:value-type="float" office:value="0.7388322" calcext:value-type="float">
            <text:p>0.7388322</text:p>
          </table:table-cell>
          <table:table-cell office:value-type="float" office:value="0.8713158" calcext:value-type="float">
            <text:p>0.8713158</text:p>
          </table:table-cell>
        </table:table-row>
        <table:table-row table:style-name="ro1">
          <table:table-cell/>
          <table:table-cell office:value-type="float" office:value="0.8540827" calcext:value-type="float">
            <text:p>0.8540827</text:p>
          </table:table-cell>
          <table:table-cell office:value-type="float" office:value="0.8653647" calcext:value-type="float">
            <text:p>0.8653647</text:p>
          </table:table-cell>
          <table:table-cell office:value-type="float" office:value="0.8403473" calcext:value-type="float">
            <text:p>0.8403473</text:p>
          </table:table-cell>
          <table:table-cell office:value-type="float" office:value="0.8532545" calcext:value-type="float">
            <text:p>0.8532545</text:p>
          </table:table-cell>
          <table:table-cell office:value-type="float" office:value="0.8375088" calcext:value-type="float">
            <text:p>0.8375088</text:p>
          </table:table-cell>
          <table:table-cell office:value-type="float" office:value="0.8468932" calcext:value-type="float">
            <text:p>0.8468932</text:p>
          </table:table-cell>
          <table:table-cell office:value-type="float" office:value="0.8685781" calcext:value-type="float">
            <text:p>0.8685781</text:p>
          </table:table-cell>
        </table:table-row>
        <table:table-row table:style-name="ro1">
          <table:table-cell/>
          <table:table-cell office:value-type="float" office:value="0.7819123" calcext:value-type="float">
            <text:p>0.7819123</text:p>
          </table:table-cell>
          <table:table-cell office:value-type="float" office:value="0.7450309" calcext:value-type="float">
            <text:p>0.7450309</text:p>
          </table:table-cell>
          <table:table-cell office:value-type="float" office:value="0.7652165" calcext:value-type="float">
            <text:p>0.7652165</text:p>
          </table:table-cell>
          <table:table-cell office:value-type="float" office:value="0.7335925" calcext:value-type="float">
            <text:p>0.7335925</text:p>
          </table:table-cell>
          <table:table-cell office:value-type="float" office:value="0.7436316" calcext:value-type="float">
            <text:p>0.7436316</text:p>
          </table:table-cell>
          <table:table-cell office:value-type="float" office:value="0.7415819" calcext:value-type="float">
            <text:p>0.7415819</text:p>
          </table:table-cell>
          <table:table-cell office:value-type="float" office:value="0.7298394" calcext:value-type="float">
            <text:p>0.7298394</text:p>
          </table:table-cell>
        </table:table-row>
        <table:table-row table:style-name="ro1">
          <table:table-cell/>
          <table:table-cell office:value-type="float" office:value="0.8997505" calcext:value-type="float">
            <text:p>0.8997505</text:p>
          </table:table-cell>
          <table:table-cell office:value-type="float" office:value="0.8951568" calcext:value-type="float">
            <text:p>0.8951568</text:p>
          </table:table-cell>
          <table:table-cell office:value-type="float" office:value="0.9058405" calcext:value-type="float">
            <text:p>0.9058405</text:p>
          </table:table-cell>
          <table:table-cell office:value-type="float" office:value="0.9111061" calcext:value-type="float">
            <text:p>0.9111061</text:p>
          </table:table-cell>
          <table:table-cell office:value-type="float" office:value="0.8395721" calcext:value-type="float">
            <text:p>0.8395721</text:p>
          </table:table-cell>
          <table:table-cell office:value-type="float" office:value="0.8446049" calcext:value-type="float">
            <text:p>0.8446049</text:p>
          </table:table-cell>
          <table:table-cell office:value-type="float" office:value="0.8971696" calcext:value-type="float">
            <text:p>0.8971696</text:p>
          </table:table-cell>
        </table:table-row>
        <table:table-row table:style-name="ro1">
          <table:table-cell/>
          <table:table-cell office:value-type="float" office:value="0.7805402" calcext:value-type="float">
            <text:p>0.7805402</text:p>
          </table:table-cell>
          <table:table-cell office:value-type="float" office:value="0.8177919" calcext:value-type="float">
            <text:p>0.8177919</text:p>
          </table:table-cell>
          <table:table-cell office:value-type="float" office:value="0.7440763" calcext:value-type="float">
            <text:p>0.7440763</text:p>
          </table:table-cell>
          <table:table-cell office:value-type="float" office:value="0.7275742" calcext:value-type="float">
            <text:p>0.7275742</text:p>
          </table:table-cell>
          <table:table-cell office:value-type="float" office:value="0.7124973" calcext:value-type="float">
            <text:p>0.7124973</text:p>
          </table:table-cell>
          <table:table-cell office:value-type="float" office:value="0.7109863" calcext:value-type="float">
            <text:p>0.7109863</text:p>
          </table:table-cell>
          <table:table-cell office:value-type="float" office:value="0.7993844" calcext:value-type="float">
            <text:p>0.7993844</text:p>
          </table:table-cell>
        </table:table-row>
        <table:table-row table:style-name="ro1">
          <table:table-cell/>
          <table:table-cell office:value-type="float" office:value="0.0937198" calcext:value-type="float">
            <text:p>0.0937198</text:p>
          </table:table-cell>
          <table:table-cell office:value-type="float" office:value="0.0721154" calcext:value-type="float">
            <text:p>0.0721154</text:p>
          </table:table-cell>
          <table:table-cell office:value-type="float" office:value="0.1028761" calcext:value-type="float">
            <text:p>0.1028761</text:p>
          </table:table-cell>
          <table:table-cell office:value-type="float" office:value="0.0663317" calcext:value-type="float">
            <text:p>0.0663317</text:p>
          </table:table-cell>
          <table:table-cell office:value-type="float" office:value="0.107906" calcext:value-type="float">
            <text:p>0.107906</text:p>
          </table:table-cell>
          <table:table-cell office:value-type="float" office:value="0.0037037" calcext:value-type="float">
            <text:p>0.0037037</text:p>
          </table:table-cell>
          <table:table-cell office:value-type="float" office:value="0.0862069" calcext:value-type="float">
            <text:p>0.08620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AVERAGE([.B$11:.B$19]))" office:value-type="float" office:value="0.715509644444444" calcext:value-type="float">
            <text:p>0.715509644444444</text:p>
          </table:table-cell>
          <table:table-cell table:formula="of:=AVERAGE(AVERAGE([.C$11:.C$19]))" office:value-type="float" office:value="0.725399833333333" calcext:value-type="float">
            <text:p>0.725399833333333</text:p>
          </table:table-cell>
          <table:table-cell table:formula="of:=AVERAGE(AVERAGE([.D$11:.D$19]))" office:value-type="float" office:value="0.718429088888889" calcext:value-type="float">
            <text:p>0.718429088888889</text:p>
          </table:table-cell>
          <table:table-cell table:formula="of:=AVERAGE(AVERAGE([.E$11:.E$19]))" office:value-type="float" office:value="0.7126266" calcext:value-type="float">
            <text:p>0.7126266</text:p>
          </table:table-cell>
          <table:table-cell table:formula="of:=AVERAGE(AVERAGE([.F$11:.F$19]))" office:value-type="float" office:value="0.695376433333333" calcext:value-type="float">
            <text:p>0.695376433333333</text:p>
          </table:table-cell>
          <table:table-cell table:formula="of:=AVERAGE(AVERAGE([.G$11:.G$19]))" office:value-type="float" office:value="0.672479677777778" calcext:value-type="float">
            <text:p>0.672479677777778</text:p>
          </table:table-cell>
          <table:table-cell table:formula="of:=AVERAGE(AVERAGE([.H$11:.H$19]))" office:value-type="float" office:value="0.725226" calcext:value-type="float">
            <text:p>0.7252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SAD</text:p>
          </table:table-cell>
          <table:table-cell office:value-type="string" calcext:value-type="string">
            <text:p>Brevitas1 </text:p>
          </table:table-cell>
          <table:table-cell office:value-type="string" calcext:value-type="string">
            <text:p>Brevitas2</text:p>
          </table:table-cell>
          <table:table-cell office:value-type="string" calcext:value-type="string">
            <text:p>Brevita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.37%+-1.1</text:p>
          </table:table-cell>
          <table:table-cell office:value-type="float" office:value="0.8393192" calcext:value-type="float">
            <text:p>0.8393192</text:p>
          </table:table-cell>
          <table:table-cell office:value-type="float" office:value="0.8157771" calcext:value-type="float">
            <text:p>0.81577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971443" calcext:value-type="float">
            <text:p>0.7971443</text:p>
          </table:table-cell>
          <table:table-cell office:value-type="float" office:value="0.8507817" calcext:value-type="float">
            <text:p>0.8507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398567" calcext:value-type="float">
            <text:p>0.8398567</text:p>
          </table:table-cell>
          <table:table-cell office:value-type="float" office:value="0.9020907" calcext:value-type="float">
            <text:p>0.9020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625534" calcext:value-type="float">
            <text:p>0.8625534</text:p>
          </table:table-cell>
          <table:table-cell office:value-type="float" office:value="0.8153623" calcext:value-type="float">
            <text:p>0.8153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9651" calcext:value-type="float">
            <text:p>0.6639651</text:p>
          </table:table-cell>
          <table:table-cell office:value-type="float" office:value="0.7955152" calcext:value-type="float">
            <text:p>0.7955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67326" calcext:value-type="float">
            <text:p>0.967326</text:p>
          </table:table-cell>
          <table:table-cell office:value-type="float" office:value="0.8787951" calcext:value-type="float">
            <text:p>0.8787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342678" calcext:value-type="float">
            <text:p>0.8342678</text:p>
          </table:table-cell>
          <table:table-cell office:value-type="float" office:value="0.8466037" calcext:value-type="float">
            <text:p>0.84660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067035" calcext:value-type="float">
            <text:p>0.8067035</text:p>
          </table:table-cell>
          <table:table-cell office:value-type="float" office:value="0.823801" calcext:value-type="float">
            <text:p>0.823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[.B$24:.B$31])" office:value-type="float" office:value="0.826392" calcext:value-type="float">
            <text:p>0.826392</text:p>
          </table:table-cell>
          <table:table-cell table:formula="of:=AVERAGE([.C$24:.C$31])" office:value-type="float" office:value="0.84109085" calcext:value-type="float">
            <text:p>0.8410908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WISDM</text:p>
          </table:table-cell>
          <table:table-cell office:value-type="string" calcext:value-type="string">
            <text:p>Brevitas1 </text:p>
          </table:table-cell>
          <table:table-cell office:value-type="string" calcext:value-type="string">
            <text:p>Brevitas2</text:p>
          </table:table-cell>
          <table:table-cell office:value-type="string" calcext:value-type="string">
            <text:p>Brevita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.47%+-0.89%</text:p>
          </table:table-cell>
          <table:table-cell office:value-type="float" office:value="0.8490174" calcext:value-type="float">
            <text:p>0.8490174</text:p>
          </table:table-cell>
          <table:table-cell office:value-type="float" office:value="0.8612652" calcext:value-type="float">
            <text:p>0.8612652</text:p>
          </table:table-cell>
          <table:table-cell office:value-type="float" office:value="0.8544287" calcext:value-type="float">
            <text:p>0.8544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08579" calcext:value-type="float">
            <text:p>0.8608579</text:p>
          </table:table-cell>
          <table:table-cell office:value-type="float" office:value="0.89448" calcext:value-type="float">
            <text:p>0.89448</text:p>
          </table:table-cell>
          <table:table-cell office:value-type="float" office:value="0.8821602" calcext:value-type="float">
            <text:p>0.8821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991278" calcext:value-type="float">
            <text:p>0.7991278</text:p>
          </table:table-cell>
          <table:table-cell office:value-type="float" office:value="0.7898219" calcext:value-type="float">
            <text:p>0.7898219</text:p>
          </table:table-cell>
          <table:table-cell office:value-type="float" office:value="0.7837203" calcext:value-type="float">
            <text:p>0.7837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706747" calcext:value-type="float">
            <text:p>0.9706747</text:p>
          </table:table-cell>
          <table:table-cell office:value-type="float" office:value="0.9660343" calcext:value-type="float">
            <text:p>0.9660343</text:p>
          </table:table-cell>
          <table:table-cell office:value-type="float" office:value="0.9641175" calcext:value-type="float">
            <text:p>0.9641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707886" calcext:value-type="float">
            <text:p>0.8707886</text:p>
          </table:table-cell>
          <table:table-cell office:value-type="float" office:value="0.8440937" calcext:value-type="float">
            <text:p>0.8440937</text:p>
          </table:table-cell>
          <table:table-cell office:value-type="float" office:value="0.8562546" calcext:value-type="float">
            <text:p>0.8562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88389" calcext:value-type="float">
            <text:p>0.8988389</text:p>
          </table:table-cell>
          <table:table-cell office:value-type="float" office:value="0.8949404" calcext:value-type="float">
            <text:p>0.8949404</text:p>
          </table:table-cell>
          <table:table-cell office:value-type="float" office:value="0.9074833" calcext:value-type="float">
            <text:p>0.9074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065596" calcext:value-type="float">
            <text:p>0.6065596</text:p>
          </table:table-cell>
          <table:table-cell office:value-type="float" office:value="0.5801959" calcext:value-type="float">
            <text:p>0.5801959</text:p>
          </table:table-cell>
          <table:table-cell office:value-type="float" office:value="0.6102822" calcext:value-type="float">
            <text:p>0.6102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00406" calcext:value-type="float">
            <text:p>0.7800406</text:p>
          </table:table-cell>
          <table:table-cell office:value-type="float" office:value="0.7274478" calcext:value-type="float">
            <text:p>0.7274478</text:p>
          </table:table-cell>
          <table:table-cell office:value-type="float" office:value="0.7776192" calcext:value-type="float">
            <text:p>0.7776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955701" calcext:value-type="float">
            <text:p>0.8955701</text:p>
          </table:table-cell>
          <table:table-cell office:value-type="float" office:value="0.8941292" calcext:value-type="float">
            <text:p>0.8941292</text:p>
          </table:table-cell>
          <table:table-cell office:value-type="float" office:value="0.9055064" calcext:value-type="float">
            <text:p>0.9055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544859" calcext:value-type="float">
            <text:p>0.8544859</text:p>
          </table:table-cell>
          <table:table-cell office:value-type="float" office:value="0.8921381" calcext:value-type="float">
            <text:p>0.8921381</text:p>
          </table:table-cell>
          <table:table-cell office:value-type="float" office:value="0.8823303" calcext:value-type="float">
            <text:p>0.882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[.B$35:.B$44])" office:value-type="float" office:value="0.83859615" calcext:value-type="float">
            <text:p>0.83859615</text:p>
          </table:table-cell>
          <table:table-cell table:formula="of:=AVERAGE([.C$35:.C$44])" office:value-type="float" office:value="0.83445465" calcext:value-type="float">
            <text:p>0.83445465</text:p>
          </table:table-cell>
          <table:table-cell table:formula="of:=AVERAGE([.D$35:.D$44])" office:value-type="float" office:value="0.84239027" calcext:value-type="float">
            <text:p>0.842390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DAPHNET</text:p>
          </table:table-cell>
          <table:table-cell office:value-type="string" calcext:value-type="string">
            <text:p>Brevitas1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yHAR: 61.29%+-1.41%</text:p>
          </table:table-cell>
          <table:table-cell office:value-type="float" office:value="0.6248668" calcext:value-type="float">
            <text:p>0.6248668</text:p>
          </table:table-cell>
          <table:table-cell office:value-type="float" office:value="0.6606274" calcext:value-type="float">
            <text:p>0.6606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4327" calcext:value-type="float">
            <text:p>0.574327</text:p>
          </table:table-cell>
          <table:table-cell office:value-type="float" office:value="0.5314029" calcext:value-type="float">
            <text:p>0.5314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066685" calcext:value-type="float">
            <text:p>0.7066685</text:p>
          </table:table-cell>
          <table:table-cell office:value-type="float" office:value="0.7428704" calcext:value-type="float">
            <text:p>0.7428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96941" calcext:value-type="float">
            <text:p>0.4996941</text:p>
          </table:table-cell>
          <table:table-cell office:value-type="float" office:value="0.4998188" calcext:value-type="float">
            <text:p>0.4998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45242" calcext:value-type="float">
            <text:p>0.4945242</text:p>
          </table:table-cell>
          <table:table-cell office:value-type="float" office:value="0.4931607" calcext:value-type="float">
            <text:p>0.4931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89553" calcext:value-type="float">
            <text:p>0.5189553</text:p>
          </table:table-cell>
          <table:table-cell office:value-type="float" office:value="0.5304103" calcext:value-type="float">
            <text:p>0.5304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22899" calcext:value-type="float">
            <text:p>0.6122899</text:p>
          </table:table-cell>
          <table:table-cell office:value-type="float" office:value="0.5995872" calcext:value-type="float">
            <text:p>0.5995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99009" calcext:value-type="float">
            <text:p>0.4599009</text:p>
          </table:table-cell>
          <table:table-cell office:value-type="float" office:value="0.5283402" calcext:value-type="float">
            <text:p>0.5283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54799" calcext:value-type="float">
            <text:p>0.5054799</text:p>
          </table:table-cell>
          <table:table-cell office:value-type="float" office:value="0.4966817" calcext:value-type="float">
            <text:p>0.496681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[.B$48:.B$57])" office:value-type="float" office:value="0.59967066" calcext:value-type="float">
            <text:p>0.59967066</text:p>
          </table:table-cell>
          <table:table-cell table:formula="of:=AVERAGE([.C$48:.C$57])" office:value-type="float" office:value="0.60828996" calcext:value-type="float">
            <text:p>0.608289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OPPO</text:p>
          </table:table-cell>
          <table:table-cell office:value-type="string" calcext:value-type="string">
            <text:p>Brevitas1 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599955" calcext:value-type="float">
            <text:p>0.4599955</text:p>
          </table:table-cell>
          <table:table-cell office:value-type="float" office:value="0.5366247" calcext:value-type="float">
            <text:p>0.5366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16901" calcext:value-type="float">
            <text:p>0.4716901</text:p>
          </table:table-cell>
          <table:table-cell office:value-type="float" office:value="0.4824649" calcext:value-type="float">
            <text:p>0.4824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21199" calcext:value-type="float">
            <text:p>0.321199</text:p>
          </table:table-cell>
          <table:table-cell office:value-type="float" office:value="0.3456232" calcext:value-type="float">
            <text:p>0.3456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01508" calcext:value-type="float">
            <text:p>0.301508</text:p>
          </table:table-cell>
          <table:table-cell office:value-type="float" office:value="0.3162439" calcext:value-type="float">
            <text:p>0.3162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macro f1</text:p>
          </table:table-cell>
          <table:table-cell table:formula="of:=AVERAGE([.B$61:.B$64])" office:value-type="float" office:value="0.38859815" calcext:value-type="float">
            <text:p>0.38859815</text:p>
          </table:table-cell>
          <table:table-cell table:formula="of:=AVERAGE([.C$61:.C$64])" office:value-type="float" office:value="0.420239175" calcext:value-type="float">
            <text:p>0.420239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0:32:23.335132620</meta:creation-date>
    <dc:date>2023-08-02T15:58:25.560342632</dc:date>
    <meta:editing-duration>P1DT16H35M59S</meta:editing-duration>
    <meta:editing-cycles>9</meta:editing-cycles>
    <meta:generator>LibreOffice/7.4.7.2$Linux_X86_64 LibreOffice_project/40$Build-2</meta:generator>
    <meta:document-statistic meta:table-count="1" meta:cell-count="213" meta:object-count="0"/>
  </office:meta>
</office:document-meta>
</file>